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fo:font-weight="normal" officeooo:paragraph-rsid="001c60fa" style:font-weight-asian="normal" style:font-weight-complex="normal"/>
    </style:style>
    <style:style style:name="P2" style:family="paragraph" style:parent-style-name="Standard">
      <style:text-properties style:font-name="Ubuntu" fo:font-weight="normal" officeooo:rsid="001c60fa" officeooo:paragraph-rsid="001c60fa" style:font-weight-asian="normal" style:font-weight-complex="normal"/>
    </style:style>
    <style:style style:name="P3" style:family="paragraph" style:parent-style-name="Standard">
      <style:text-properties style:font-name="Ubuntu" fo:font-weight="normal" officeooo:rsid="001e3a89" officeooo:paragraph-rsid="001e3a89" style:font-weight-asian="normal" style:font-weight-complex="normal"/>
    </style:style>
    <style:style style:name="P4" style:family="paragraph" style:parent-style-name="Standard">
      <style:text-properties style:font-name="Ubuntu" fo:font-weight="normal" officeooo:rsid="002015a8" officeooo:paragraph-rsid="002015a8" style:font-weight-asian="normal" style:font-weight-complex="normal"/>
    </style:style>
    <style:style style:name="P5" style:family="paragraph" style:parent-style-name="Standard">
      <style:text-properties style:font-name="Ubuntu" style:text-underline-style="solid" style:text-underline-width="auto" style:text-underline-color="font-color" fo:font-weight="bold" officeooo:paragraph-rsid="001adbd9" style:font-weight-asian="bold" style:font-weight-complex="bold"/>
    </style:style>
    <style:style style:name="P6" style:family="paragraph" style:parent-style-name="Standard">
      <style:text-properties style:font-name="Ubuntu" officeooo:rsid="001adbd9" officeooo:paragraph-rsid="001adbd9"/>
    </style:style>
    <style:style style:name="P7" style:family="paragraph" style:parent-style-name="Standard">
      <style:text-properties style:font-name="Ubuntu" officeooo:rsid="001cd9c8" officeooo:paragraph-rsid="001cd9c8"/>
    </style:style>
    <style:style style:name="P8" style:family="paragraph" style:parent-style-name="Standard">
      <style:text-properties style:font-name="Ubuntu" fo:font-weight="bold" officeooo:rsid="001adbd9" officeooo:paragraph-rsid="001adbd9" style:font-weight-asian="bold" style:font-weight-complex="bold"/>
    </style:style>
    <style:style style:name="P9" style:family="paragraph" style:parent-style-name="Standard">
      <style:text-properties style:font-name="Ubuntu" fo:font-weight="bold" officeooo:rsid="001c60fa" officeooo:paragraph-rsid="001c60fa" style:font-weight-asian="bold" style:font-weight-complex="bold"/>
    </style:style>
    <style:style style:name="P10" style:family="paragraph" style:parent-style-name="Standard">
      <style:text-properties style:font-name="Ubuntu" fo:font-weight="bold" officeooo:rsid="001c60fa" officeooo:paragraph-rsid="001e4479" style:font-weight-asian="bold" style:font-weight-complex="bold"/>
    </style:style>
    <style:style style:name="P11" style:family="paragraph" style:parent-style-name="Standard">
      <style:text-properties style:font-name="Ubuntu" fo:font-weight="bold" officeooo:rsid="001e3a89" officeooo:paragraph-rsid="001e3a89" style:font-weight-asian="bold" style:font-weight-complex="bold"/>
    </style:style>
    <style:style style:name="P12" style:family="paragraph" style:parent-style-name="Standard">
      <style:text-properties style:font-name="Ubuntu" fo:font-weight="bold" officeooo:rsid="001e4479" officeooo:paragraph-rsid="001e4479" style:font-weight-asian="bold" style:font-weight-complex="bold"/>
    </style:style>
    <style:style style:name="P13" style:family="paragraph" style:parent-style-name="Standard">
      <style:text-properties style:font-name="Ubuntu" style:text-underline-style="none" fo:font-weight="bold" officeooo:rsid="001c60fa" officeooo:paragraph-rsid="001c60fa" style:font-weight-asian="bold" style:font-weight-complex="bold"/>
    </style:style>
    <style:style style:name="P14" style:family="paragraph" style:parent-style-name="Standard">
      <style:text-properties style:font-name="Ubuntu" fo:font-weight="normal" officeooo:rsid="001e3a89" officeooo:paragraph-rsid="0022be86" style:font-weight-asian="normal" style:font-weight-complex="normal"/>
    </style:style>
    <style:style style:name="T1" style:family="text">
      <style:text-properties officeooo:rsid="001adbd9"/>
    </style:style>
    <style:style style:name="T2" style:family="text">
      <style:text-properties officeooo:rsid="001c60fa"/>
    </style:style>
    <style:style style:name="T3" style:family="text">
      <style:text-properties style:text-underline-style="none" fo:font-weight="bold" officeooo:rsid="001c60fa" style:font-weight-asian="bold" style:font-weight-complex="bold"/>
    </style:style>
    <style:style style:name="T4" style:family="text">
      <style:text-properties fo:font-weight="bold" officeooo:rsid="001c60fa" style:font-weight-asian="bold" style:font-weight-complex="bold"/>
    </style:style>
    <style:style style:name="T5" style:family="text">
      <style:text-properties officeooo:rsid="001cb88d"/>
    </style:style>
    <style:style style:name="T6" style:family="text">
      <style:text-properties officeooo:rsid="001dfcc9"/>
    </style:style>
    <style:style style:name="T7" style:family="text">
      <style:text-properties officeooo:rsid="001e4479"/>
    </style:style>
    <style:style style:name="T8" style:family="text">
      <style:text-properties officeooo:rsid="001e99d3"/>
    </style:style>
    <style:style style:name="T9" style:family="text">
      <style:text-properties officeooo:rsid="00223b2e"/>
    </style:style>
    <style:style style:name="T10" style:family="text">
      <style:text-properties officeooo:rsid="0022be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1. </text:span><text:span text:style-name="T1">Allgemeines</text:span></text:p>
      <text:p text:style-name="P6"/>
      <text:p text:style-name="P7">Unser Projekt ist ein kollaborativer Online-Editor für eine Datenbank zur Erfassung und Pflege von Informationen über deutsch-russische Wissenschaftsbeziehungen im 19. Jahrhundert. <text:span text:style-name="T6">Es soll den damit beschäftigten Wissenschaftlern einen einfachen Zugang zu den gespeicherten Daten verschaffen und eine einfache Möglichkeit neue Daten hinzuzufügen bereitstellen. Außerdem sollen Datenbestände einfach verglichen werden können. </text:span><text:span text:style-name="T8">Schon bestehende Datenbestände sollen dabei integriert werden.</text:span></text:p>
      <text:p text:style-name="P6"/>
      <text:p text:style-name="P5"><text:span text:style-name="T5">7. </text:span><text:span text:style-name="T1">Glossar</text:span></text:p>
      <text:p text:style-name="P8"/>
      <text:p text:style-name="P1"><text:span text:style-name="T3">Altdaten</text:span><text:span text:style-name="T2"> </text:span></text:p>
      <text:p text:style-name="P2">Das sind alle Daten, die bisher erfasst wurden und die in Form der bestehenden HTML-Daten zur Verfügung gestellt werden. </text:p>
      <text:p text:style-name="P2"/>
      <text:p text:style-name="P13">Backend </text:p>
      <text:p text:style-name="P2">Das Backend ist der Kern des Systems, dass die Datenverwaltung und Datenhaltung realisiert. Dem Administrator und den Content Editoren werden hier alle sie betreffenden Funktionalitäten zur Verfügung gestellt. </text:p>
      <text:p text:style-name="P2"/>
      <text:p text:style-name="P10">Content Editor</text:p>
      <text:p text:style-name="P1"><text:span text:style-name="T7">Ein </text:span><text:span text:style-name="T2">Content Editor hat die Möglichkeit den Datenbestand einer Applikation zu ändern, verfügt also über den Zugang zu dem Backend .</text:span></text:p>
      <text:p text:style-name="P2"/>
      <text:p text:style-name="P9">Frontend </text:p>
      <text:p text:style-name="P2">Das Frontend ist die Schnittstelle des Systems zu dem Web User. Hier werden die Daten für die Öffentlichkeit visuell dargestellt. </text:p>
      <text:p text:style-name="P2"/>
      <text:p text:style-name="P12">OntoWiki</text:p>
      <text:p text:style-name="P1"><text:span text:style-name="T7">Das </text:span><text:span text:style-name="T2">OntoWiki</text:span><text:span text:style-name="T4"> </text:span><text:span text:style-name="T2">ist ein Wikisystem, in dem alle Daten als Tripel gespeichert werden, was ihre Verknüpfungen ermöglicht. Es ist auch ein Werkzeug, das der kollaborativen Arbeit mehrerer Nutzer dient. Web User können verschiedene Inhalte anlegen und editieren und auch dazu Annotationen bzw. Kommentare schreiben. </text:span></text:p>
      <text:p text:style-name="P2"/>
      <text:p text:style-name="P9">SPARQL Endpoint </text:p>
      <text:p text:style-name="P2">Durch diese Schnittstelle wird es externen Projekten ermöglicht direkt auf die Daten </text:p>
      <text:p text:style-name="P2">zuzugreifen. </text:p>
      <text:p text:style-name="P2"/>
      <text:p text:style-name="P10">Vokabular</text:p>
      <text:p text:style-name="P1"><text:span text:style-name="T7">Ein </text:span><text:span text:style-name="T2">Vokabular bildet eine Menge von gewählten Bezeichnungen, welche die Datenstruktur in einer Ontologie beschreiben. </text:span></text:p>
      <text:p text:style-name="P2"/>
      <text:p text:style-name="P10">Web User</text:p>
      <text:p text:style-name="P1"><text:span text:style-name="T7">Ein </text:span><text:span text:style-name="T2">Web User ist ein Nutzer einer Webapplikation, er kann den Datenbestand nicht ändern, sondern die Funktionen einer Applikation nuten z.B.: recherchieren und Suchanfragen stellen.</text:span></text:p>
      <text:p text:style-name="P2"/>
      <text:p text:style-name="P11">Extension</text:p>
      <text:p text:style-name="P14"><text:span text:style-name="T10">Eine Extension dient zum Aufruf von Funktionen in einer Softwareanwendung.</text:span></text:p>
      <text:p text:style-name="P3"/>
      <text:p text:style-name="P11">Plugin</text:p>
      <text:p text:style-name="P4">Ein Plugin ist ein Softwaremodul, das von einer Softwareanwendung während seiner <text:soft-page-break/>Laufzeit en<text:span text:style-name="T9">t</text:span>deckt und eingebunden werden kann, um dessen Funktionalität zu erweit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 </meta:initial-creator>
    <meta:creation-date>2013-04-04T14:14:25</meta:creation-date>
    <dc:date>2013-04-09T19:04:38</dc:date>
    <dc:creator>ME </dc:creator>
    <meta:editing-duration>PT17M43S</meta:editing-duration>
    <meta:editing-cycles>12</meta:editing-cycles>
    <meta:generator>LibreOffice/4.0.1.2$Linux_X86_64 LibreOffice_project/400m0$Build-2</meta:generator>
    <meta:document-statistic meta:table-count="0" meta:image-count="0" meta:object-count="0" meta:page-count="2" meta:paragraph-count="24" meta:word-count="291" meta:character-count="2144" meta:non-whitespace-character-count="1866"/>
  </office:meta>
</office:document-meta>
</file>